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Horizontal_20_Line">
      <style:text-properties style:font-name="Verdana"/>
    </style:style>
    <style:style style:name="P2" style:family="paragraph" style:parent-style-name="Text_20_body">
      <style:text-properties style:font-name="Verdana"/>
    </style:style>
    <style:style style:name="P3" style:family="paragraph" style:parent-style-name="Horizontal_20_Line">
      <style:text-properties style:font-name="Arial"/>
    </style:style>
    <style:style style:name="P4" style:family="paragraph" style:parent-style-name="Preformatted_20_Text" style:list-style-name="L1">
      <style:paragraph-properties fo:margin-top="0cm" fo:margin-bottom="0.499cm" style:contextual-spacing="false"/>
    </style:style>
    <style:style style:name="P5" style:family="paragraph" style:parent-style-name="Preformatted_20_Text" style:list-style-name="L5"/>
    <style:style style:name="P6" style:family="paragraph" style:parent-style-name="Preformatted_20_Text" style:list-style-name="L5">
      <style:paragraph-properties fo:margin-top="0cm" fo:margin-bottom="0.499cm" style:contextual-spacing="false"/>
    </style:style>
    <style:style style:name="P7" style:family="paragraph" style:parent-style-name="Preformatted_20_Text" style:list-style-name="L5">
      <style:text-properties style:font-name="Verdana"/>
    </style:style>
    <style:style style:name="P8" style:family="paragraph" style:parent-style-name="Preformatted_20_Text" style:list-style-name="L13">
      <style:paragraph-properties fo:margin-top="0cm" fo:margin-bottom="0.499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1">
      <style:text-properties style:font-name="Verdana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Verdana"/>
    </style:style>
    <style:style style:name="P13" style:family="paragraph" style:parent-style-name="Text_20_body" style:list-style-name="L2">
      <style:text-properties style:font-name="Verdana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style:font-name="Verdana"/>
    </style:style>
    <style:style style:name="P15" style:family="paragraph" style:parent-style-name="Text_20_body" style:list-style-name="L4">
      <style:text-properties style:font-name="Verdana"/>
    </style:style>
    <style:style style:name="P16" style:family="paragraph" style:parent-style-name="Text_20_body" style:list-style-name="L5">
      <style:text-properties style:font-name="Verdana"/>
    </style:style>
    <style:style style:name="P17" style:family="paragraph" style:parent-style-name="Text_20_body">
      <style:text-properties style:font-name="Verdana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6">
      <style:paragraph-properties fo:margin-top="0cm" fo:margin-bottom="0cm" style:contextual-spacing="false"/>
    </style:style>
    <style:style style:name="P26" style:family="paragraph" style:parent-style-name="Text_20_body" style:list-style-name="L7">
      <style:paragraph-properties fo:margin-top="0cm" fo:margin-bottom="0cm" style:contextual-spacing="false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2"/>
    <style:style style:name="P33" style:family="paragraph" style:parent-style-name="Text_20_body" style:list-style-name="L12">
      <style:paragraph-properties fo:margin-top="0cm" fo:margin-bottom="0cm" style:contextual-spacing="false"/>
    </style:style>
    <style:style style:name="P34" style:family="paragraph" style:parent-style-name="Text_20_body" style:list-style-name="L7">
      <style:text-properties style:font-name="Arial"/>
    </style:style>
    <style:style style:name="P35" style:family="paragraph" style:parent-style-name="Text_20_body" style:list-style-name="L8">
      <style:text-properties style:font-name="Arial"/>
    </style:style>
    <style:style style:name="P36" style:family="paragraph" style:parent-style-name="Text_20_body" style:list-style-name="L9">
      <style:paragraph-properties fo:margin-top="0cm" fo:margin-bottom="0cm" style:contextual-spacing="false"/>
      <style:text-properties style:font-name="Arial"/>
    </style:style>
    <style:style style:name="P37" style:family="paragraph" style:parent-style-name="Text_20_body" style:list-style-name="L11">
      <style:paragraph-properties fo:margin-top="0cm" fo:margin-bottom="0cm" style:contextual-spacing="false"/>
      <style:text-properties style:font-name="Arial"/>
    </style:style>
    <style:style style:name="P38" style:family="paragraph" style:parent-style-name="Text_20_body" style:list-style-name="L11">
      <style:text-properties style:font-name="Arial"/>
    </style:style>
    <style:style style:name="P39" style:family="paragraph" style:parent-style-name="Text_20_body" style:list-style-name="L12">
      <style:paragraph-properties fo:margin-top="0cm" fo:margin-bottom="0cm" style:contextual-spacing="false"/>
      <style:text-properties style:font-name="Arial"/>
    </style:style>
    <style:style style:name="P40" style:family="paragraph" style:parent-style-name="Text_20_body" style:list-style-name="L12">
      <style:text-properties style:font-name="Arial"/>
    </style:style>
    <style:style style:name="P41" style:family="paragraph" style:parent-style-name="Text_20_body" style:list-style-name="L13">
      <style:text-properties style:font-name="Arial"/>
    </style:style>
    <style:style style:name="P42" style:family="paragraph" style:parent-style-name="Text_20_body">
      <style:text-properties style:font-name="Arial"/>
    </style:style>
    <style:style style:name="T1" style:family="text">
      <style:text-properties style:font-name="Verdana"/>
    </style:style>
    <style:style style:name="T2" style:family="text">
      <style:text-properties style:font-name="Ari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¡Por supuesto! A continuación, te guío paso a paso sobre cómo ingresar datos en Odoo utilizando la interfaz web, asegurando que todo esté configurado correctamente para tu vista/formulario personalizado de </text:span><text:span text:style-name="Strong_20_Emphasis"><text:span text:style-name="T2">"Empresa"</text:span></text:span><text:span text:style-name="T2">.</text:span></text:p>
      <text:p text:style-name="P3"/>
      <text:h text:style-name="Heading_20_3" text:outline-level="3"><text:span text:style-name="Strong_20_Emphasis"><text:span text:style-name="T2">Paso 1: Acceder a la Interfaz Web de Odoo</text:span></text:span></text:h>
      <text:list xml:id="list817566539" text:style-name="L7">
        <text:list-item>
          <text:p text:style-name="P26"><text:span text:style-name="T2">Abre tu navegador y dirígete a </text:span><text:span text:style-name="Source_20_Text"><text:span text:style-name="T2">http://localhost:8069</text:span></text:span><text:span text:style-name="T2"> (o a la URL de tu instalación si es diferente). </text:span></text:p>
        </text:list-item>
        <text:list-item>
          <text:p text:style-name="P34">Inicia sesión con tus credenciales de administrador. </text:p>
        </text:list-item>
      </text:list>
      <text:p text:style-name="P3"/>
      <text:h text:style-name="Heading_20_3" text:outline-level="3"><text:span text:style-name="Strong_20_Emphasis"><text:span text:style-name="T2">Paso 2: Verificar el Formulario "Empresa"</text:span></text:span></text:h>
      <text:list xml:id="list2579571096" text:style-name="L8">
        <text:list-item>
          <text:p text:style-name="P27"><text:span text:style-name="T2">Si seguiste los pasos anteriores para crear el formulario, deberías encontrarlo en el menú que configuraste como </text:span><text:span text:style-name="Strong_20_Emphasis"><text:span text:style-name="T2">"Gestión Empresarial"</text:span></text:span><text:span text:style-name="T2">. </text:span></text:p>
        </text:list-item>
        <text:list-item>
          <text:p text:style-name="P35">Haz clic en este menú para verificar que la vista está accesible. </text:p>
        </text:list-item>
      </text:list>
      <text:p text:style-name="P3"/>
      <text:h text:style-name="Heading_20_3" text:outline-level="3"><text:span text:style-name="Strong_20_Emphasis"><text:span text:style-name="T2">Paso 3: Crear Nuevos Registros</text:span></text:span></text:h>
      <text:list xml:id="list2630063885" text:style-name="L9">
        <text:list-item>
          <text:p text:style-name="P29"><text:span text:style-name="T2">Dentro del formulario/vista "Empresa", haz clic en el botón </text:span><text:span text:style-name="Strong_20_Emphasis"><text:span text:style-name="T2">"Crear"</text:span></text:span><text:span text:style-name="T2"> (ubicado generalmente en la parte superior izquierda). </text:span></text:p>
        </text:list-item>
        <text:list-item>
          <text:p text:style-name="P36">Rellena los campos necesarios: </text:p>
          <text:list>
            <text:list-item>
              <text:p text:style-name="P29"><text:span text:style-name="Strong_20_Emphasis"><text:span text:style-name="T2">Nombre de la empresa</text:span></text:span><text:span text:style-name="T2">: Introduce un nombre ficticio o real. </text:span></text:p>
            </text:list-item>
            <text:list-item>
              <text:p text:style-name="P29"><text:span text:style-name="Strong_20_Emphasis"><text:span text:style-name="T2">Título</text:span></text:span><text:span text:style-name="T2">: Usa uno existente o el nuevo que añadiste. </text:span></text:p>
            </text:list-item>
            <text:list-item>
              <text:p text:style-name="P29"><text:span text:style-name="Strong_20_Emphasis"><text:span text:style-name="T2">Idioma</text:span></text:span><text:span text:style-name="T2">: Selecciona el idioma correspondiente de la lista. </text:span></text:p>
            </text:list-item>
            <text:list-item>
              <text:p text:style-name="P29"><text:span text:style-name="Strong_20_Emphasis"><text:span text:style-name="T2">Es cliente o proveedor</text:span></text:span><text:span text:style-name="T2">: Marca esta opción según corresponda. </text:span></text:p>
            </text:list-item>
            <text:list-item>
              <text:p text:style-name="P29"><text:span text:style-name="Strong_20_Emphasis"><text:span text:style-name="T2">Contactos</text:span></text:span><text:span text:style-name="T2">: </text:span></text:p>
              <text:list>
                <text:list-item>
                  <text:p text:style-name="P29"><text:span text:style-name="T2">Haz clic en </text:span><text:span text:style-name="Strong_20_Emphasis"><text:span text:style-name="T2">"Agregar un elemento"</text:span></text:span><text:span text:style-name="T2"> en la sección de contactos. </text:span></text:p>
                </text:list-item>
                <text:list-item>
                  <text:p text:style-name="P36">Introduce la información de cada contacto según las especificaciones: </text:p>
                  <text:list>
                    <text:list-item>
                      <text:p text:style-name="P29"><text:span text:style-name="Strong_20_Emphasis"><text:span text:style-name="T2">Nombre, Cargo, Dirección, Teléfono, Correo</text:span></text:span><text:span text:style-name="T2">, etc.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<text:span text:style-name="T2">Guarda los registros utilizando el botón </text:span><text:span text:style-name="Strong_20_Emphasis"><text:span text:style-name="T2">"Guardar"</text:span></text:span><text:span text:style-name="T2">. </text:span></text:p>
        </text:list-item>
      </text:list>
      <text:p text:style-name="P3"/>
      <text:h text:style-name="Heading_20_3" text:outline-level="3"><text:span text:style-name="Strong_20_Emphasis"><text:span text:style-name="T2">Paso 4: Añadir Datos para Múltiples Empresas</text:span></text:span></text:h>
      <text:list xml:id="list1733901085" text:style-name="L10">
        <text:list-item>
          <text:p text:style-name="P31"><text:span text:style-name="T2">Repite el proceso anterior para crear al menos </text:span><text:span text:style-name="Strong_20_Emphasis"><text:span text:style-name="T2">cuatro empresas</text:span></text:span><text:span text:style-name="T2"> con los datos requeridos. </text:span></text:p>
        </text:list-item>
        <text:list-item>
          <text:p text:style-name="P30"><text:span text:style-name="T2">Asegúrate de incluir </text:span><text:span text:style-name="Strong_20_Emphasis"><text:span text:style-name="T2">una empresa de un país diferente</text:span></text:span><text:span text:style-name="T2"> (por ejemplo, usando un contacto de Estados Unidos, mientras que los otros son de España). </text:span></text:p>
        </text:list-item>
      </text:list>
      <text:p text:style-name="P3"/>
      <text:h text:style-name="Heading_20_3" text:outline-level="3"><text:span text:style-name="Strong_20_Emphasis"><text:span text:style-name="T2">Paso 5: Verificar los Datos</text:span></text:span></text:h>
      <text:list xml:id="list3555605402" text:style-name="L11">
        <text:list-item>
          <text:p text:style-name="P37">Después de guardar los datos, puedes regresar a la vista de lista (haciendo clic en el ícono de lista en la barra superior derecha). </text:p>
        </text:list-item>
        <text:list-item>
          <text:p text:style-name="P38"><text:soft-page-break/>Asegúrate de que todos los datos ingresados sean correctos y visibles. </text:p>
        </text:list-item>
      </text:list>
      <text:p text:style-name="P3"/>
      <text:h text:style-name="Heading_20_3" text:outline-level="3"><text:span text:style-name="Strong_20_Emphasis"><text:span text:style-name="T2">Tips y Consejos</text:span></text:span></text:h>
      <text:list xml:id="list714482708" text:style-name="L12">
        <text:list-item>
          <text:p text:style-name="P32"><text:span text:style-name="Strong_20_Emphasis"><text:span text:style-name="T2">Datos ficticios</text:span></text:span><text:span text:style-name="T2">: Usa nombres y direcciones ficticias si no tienes datos reales, por ejemplo:</text:span></text:p>
          <text:list>
            <text:list-item>
              <text:p text:style-name="P33"><text:span text:style-name="T2">Empresa: </text:span><text:span text:style-name="Strong_20_Emphasis"><text:span text:style-name="T2">TechSolutions Ltd.</text:span></text:span><text:span text:style-name="T2"> </text:span></text:p>
            </text:list-item>
            <text:list-item>
              <text:p text:style-name="P33"><text:span text:style-name="T2">Contacto: </text:span><text:span text:style-name="Strong_20_Emphasis"><text:span text:style-name="T2">John Doe, Director General</text:span></text:span><text:span text:style-name="T2"> </text:span></text:p>
            </text:list-item>
            <text:list-item>
              <text:p text:style-name="P33"><text:span text:style-name="T2">País: </text:span><text:span text:style-name="Strong_20_Emphasis"><text:span text:style-name="T2">Estados Unidos</text:span></text:span><text:span text:style-name="T2"> </text:span></text:p>
            </text:list-item>
            <text:list-item>
              <text:p text:style-name="P33"><text:span text:style-name="T2">Dirección: </text:span><text:span text:style-name="Strong_20_Emphasis"><text:span text:style-name="T2">123 Main Street, San Francisco, CA</text:span></text:span><text:span text:style-name="T2"> </text:span></text:p>
            </text:list-item>
            <text:list-item>
              <text:p text:style-name="P33"><text:span text:style-name="T2">Teléfono: </text:span><text:span text:style-name="Strong_20_Emphasis"><text:span text:style-name="T2">+1 555-123-4567</text:span></text:span><text:span text:style-name="T2"> </text:span></text:p>
            </text:list-item>
          </text:list>
        </text:list-item>
        <text:list-item>
          <text:p text:style-name="P32"><text:span text:style-name="Strong_20_Emphasis"><text:span text:style-name="T2">Idiomas</text:span></text:span><text:span text:style-name="T2">:</text:span></text:p>
          <text:list>
            <text:list-item>
              <text:p text:style-name="P39">Puedes elegir idiomas disponibles o agregar nuevos desde "Configuración &gt; Idiomas". </text:p>
            </text:list-item>
          </text:list>
        </text:list-item>
        <text:list-item>
          <text:p text:style-name="P32"><text:span text:style-name="Strong_20_Emphasis"><text:span text:style-name="T2">Contactos</text:span></text:span><text:span text:style-name="T2">:</text:span></text:p>
          <text:list>
            <text:list-item>
              <text:p text:style-name="P40">Asegúrate de rellenar al menos cinco campos para cada contacto, como se solicita en el ejercicio. </text:p>
            </text:list-item>
          </text:list>
        </text:list-item>
      </text:list>
      <text:p text:style-name="P3"/>
      <text:h text:style-name="Heading_20_3" text:outline-level="3"><text:span text:style-name="Strong_20_Emphasis"><text:span text:style-name="T2">Si necesitas ayuda adicional:</text:span></text:span></text:h>
      <text:list xml:id="list3408982988" text:style-name="L13">
        <text:list-item>
          <text:p text:style-name="P41">Si encuentras algún problema con los campos o la configuración de la vista, revisa los logs del contenedor de Odoo ejecutando: </text:p>
          <text:p text:style-name="P8"><text:span text:style-name="Source_20_Text"><text:span text:style-name="T2">docker logs odoo</text:span></text:span></text:p>
        </text:list-item>
        <text:list-item>
          <text:p text:style-name="P41">También puedo proporcionarte un ejemplo más detallado de datos si lo necesitas. </text:p>
        </text:list-item>
      </text:list>
      <text:p text:style-name="P42">¡Avísame si quieres más detalles o si surge algún problema en este proceso! 😊</text:p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20:00:15.573840707</meta:creation-date>
    <dc:date>2025-01-01T11:14:11.215159415</dc:date>
    <meta:editing-duration>PT2H22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435" meta:character-count="2657" meta:non-whitespace-character-count="2267"/>
  </office:meta>
</office:document-meta>
</file>